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eleas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date</text:p>
          </table:table-cell>
          <table:table-cell office:value-type="string">
            <text:p>tag</text:p>
          </table:table-cell>
          <table:table-cell office:value-type="string">
            <text:p>initiationType</text:p>
          </table:table-cell>
          <table:table-cell office:value-type="string">
            <text:p>buyer/name</text:p>
          </table:table-cell>
          <table:table-cell office:value-type="string">
            <text:p>buyer/id</text:p>
          </table:table-cell>
          <table:table-cell office:value-type="string">
            <text:p>planning/rationale</text:p>
          </table:table-cell>
          <table:table-cell office:value-type="string">
            <text:p>planning/budget/id</text:p>
          </table:table-cell>
          <table:table-cell office:value-type="string">
            <text:p>planning/budget/description</text:p>
          </table:table-cell>
          <table:table-cell office:value-type="string">
            <text:p>planning/budget/amount/amount</text:p>
          </table:table-cell>
          <table:table-cell office:value-type="string">
            <text:p>planning/budget/amount/currency</text:p>
          </table:table-cell>
          <table:table-cell office:value-type="string">
            <text:p>planning/budget/project</text:p>
          </table:table-cell>
          <table:table-cell office:value-type="string">
            <text:p>planning/budget/projectID</text:p>
          </table:table-cell>
          <table:table-cell office:value-type="string">
            <text:p>planning/budget/uri</text:p>
          </table:table-cell>
          <table:table-cell office:value-type="string">
            <text:p>tender/id</text:p>
          </table:table-cell>
          <table:table-cell office:value-type="string">
            <text:p>tender/title</text:p>
          </table:table-cell>
          <table:table-cell office:value-type="string">
            <text:p>tender/description</text:p>
          </table:table-cell>
          <table:table-cell office:value-type="string">
            <text:p>tender/status</text:p>
          </table:table-cell>
          <table:table-cell office:value-type="string">
            <text:p>tender/procuringEntity/name</text:p>
          </table:table-cell>
          <table:table-cell office:value-type="string">
            <text:p>tender/procuringEntity/id</text:p>
          </table:table-cell>
          <table:table-cell office:value-type="string">
            <text:p>tender/value/amount</text:p>
          </table:table-cell>
          <table:table-cell office:value-type="string">
            <text:p>tender/value/currency</text:p>
          </table:table-cell>
          <table:table-cell office:value-type="string">
            <text:p>tender/minValue/amount</text:p>
          </table:table-cell>
          <table:table-cell office:value-type="string">
            <text:p>tender/minValue/currency</text:p>
          </table:table-cell>
          <table:table-cell office:value-type="string">
            <text:p>tender/procurementMethod</text:p>
          </table:table-cell>
          <table:table-cell office:value-type="string">
            <text:p>tender/procurementMethodDetails</text:p>
          </table:table-cell>
          <table:table-cell office:value-type="string">
            <text:p>tender/procurementMethodRationale</text:p>
          </table:table-cell>
          <table:table-cell office:value-type="string">
            <text:p>tender/mainProcurementCategory</text:p>
          </table:table-cell>
          <table:table-cell office:value-type="string">
            <text:p>tender/additionalProcurementCategories</text:p>
          </table:table-cell>
          <table:table-cell office:value-type="string">
            <text:p>tender/awardCriteria</text:p>
          </table:table-cell>
          <table:table-cell office:value-type="string">
            <text:p>tender/awardCriteriaDetails</text:p>
          </table:table-cell>
          <table:table-cell office:value-type="string">
            <text:p>tender/submissionMethod</text:p>
          </table:table-cell>
          <table:table-cell office:value-type="string">
            <text:p>tender/submissionMethodDetails</text:p>
          </table:table-cell>
          <table:table-cell office:value-type="string">
            <text:p>tender/tenderPeriod/startDate</text:p>
          </table:table-cell>
          <table:table-cell office:value-type="string">
            <text:p>tender/tenderPeriod/endDate</text:p>
          </table:table-cell>
          <table:table-cell office:value-type="string">
            <text:p>tender/tenderPeriod/maxExtentDate</text:p>
          </table:table-cell>
          <table:table-cell office:value-type="string">
            <text:p>tender/tenderPeriod/durationInDays</text:p>
          </table:table-cell>
          <table:table-cell office:value-type="string">
            <text:p>tender/enquiryPeriod/startDate</text:p>
          </table:table-cell>
          <table:table-cell office:value-type="string">
            <text:p>tender/enquiryPeriod/endDate</text:p>
          </table:table-cell>
          <table:table-cell office:value-type="string">
            <text:p>tender/enquiryPeriod/maxExtentDate</text:p>
          </table:table-cell>
          <table:table-cell office:value-type="string">
            <text:p>tender/enquiryPeriod/durationInDays</text:p>
          </table:table-cell>
          <table:table-cell office:value-type="string">
            <text:p>tender/hasEnquiries</text:p>
          </table:table-cell>
          <table:table-cell office:value-type="string">
            <text:p>tender/eligibilityCriteria</text:p>
          </table:table-cell>
          <table:table-cell office:value-type="string">
            <text:p>tender/awardPeriod/startDate</text:p>
          </table:table-cell>
          <table:table-cell office:value-type="string">
            <text:p>tender/awardPeriod/endDate</text:p>
          </table:table-cell>
          <table:table-cell office:value-type="string">
            <text:p>tender/awardPeriod/maxExtentDate</text:p>
          </table:table-cell>
          <table:table-cell office:value-type="string">
            <text:p>tender/awardPeriod/durationInDays</text:p>
          </table:table-cell>
          <table:table-cell office:value-type="string">
            <text:p>tender/contractPeriod/startDate</text:p>
          </table:table-cell>
          <table:table-cell office:value-type="string">
            <text:p>tender/contractPeriod/endDate</text:p>
          </table:table-cell>
          <table:table-cell office:value-type="string">
            <text:p>tender/contractPeriod/maxExtentDate</text:p>
          </table:table-cell>
          <table:table-cell office:value-type="string">
            <text:p>tender/contractPeriod/durationInDays</text:p>
          </table:table-cell>
          <table:table-cell office:value-type="string">
            <text:p>tender/numberOfTenderers</text:p>
          </table:table-cell>
          <table:table-cell office:value-type="string">
            <text:p>language</text:p>
          </table:table-cell>
        </table:table-row>
      </table:table>
      <table:table table:name="award_amend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amendments/0/date</text:p>
          </table:table-cell>
          <table:table-cell office:value-type="string">
            <text:p>awards/0/amendments/0/rationale</text:p>
          </table:table-cell>
          <table:table-cell office:value-type="string">
            <text:p>awards/0/amendments/0/id</text:p>
          </table:table-cell>
          <table:table-cell office:value-type="string">
            <text:p>awards/0/amendments/0/description</text:p>
          </table:table-cell>
          <table:table-cell office:value-type="string">
            <text:p>awards/0/amendments/0/amendsReleaseID</text:p>
          </table:table-cell>
          <table:table-cell office:value-type="string">
            <text:p>awards/0/amendments/0/releaseID</text:p>
          </table:table-cell>
        </table:table-row>
      </table:table>
      <table:table table:name="award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documents/0/id</text:p>
          </table:table-cell>
          <table:table-cell office:value-type="string">
            <text:p>awards/0/documents/0/documentType</text:p>
          </table:table-cell>
          <table:table-cell office:value-type="string">
            <text:p>awards/0/documents/0/title</text:p>
          </table:table-cell>
          <table:table-cell office:value-type="string">
            <text:p>awards/0/documents/0/description</text:p>
          </table:table-cell>
          <table:table-cell office:value-type="string">
            <text:p>awards/0/documents/0/url</text:p>
          </table:table-cell>
          <table:table-cell office:value-type="string">
            <text:p>awards/0/documents/0/datePublished</text:p>
          </table:table-cell>
          <table:table-cell office:value-type="string">
            <text:p>awards/0/documents/0/dateModified</text:p>
          </table:table-cell>
          <table:table-cell office:value-type="string">
            <text:p>awards/0/documents/0/format</text:p>
          </table:table-cell>
          <table:table-cell office:value-type="string">
            <text:p>awards/0/documents/0/language</text:p>
          </table:table-cell>
        </table:table-row>
      </table:table>
      <table:table table:name="award_item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items/0/id</text:p>
          </table:table-cell>
          <table:table-cell office:value-type="string">
            <text:p>awards/0/items/0/description</text:p>
          </table:table-cell>
          <table:table-cell office:value-type="string">
            <text:p>awards/0/items/0/classification/scheme</text:p>
          </table:table-cell>
          <table:table-cell office:value-type="string">
            <text:p>awards/0/items/0/classification/id</text:p>
          </table:table-cell>
          <table:table-cell office:value-type="string">
            <text:p>awards/0/items/0/classification/description</text:p>
          </table:table-cell>
          <table:table-cell office:value-type="string">
            <text:p>awards/0/items/0/classification/uri</text:p>
          </table:table-cell>
          <table:table-cell office:value-type="string">
            <text:p>awards/0/items/0/quantity</text:p>
          </table:table-cell>
          <table:table-cell office:value-type="string">
            <text:p>awards/0/items/0/unit/scheme</text:p>
          </table:table-cell>
          <table:table-cell office:value-type="string">
            <text:p>awards/0/items/0/unit/id</text:p>
          </table:table-cell>
          <table:table-cell office:value-type="string">
            <text:p>awards/0/items/0/unit/name</text:p>
          </table:table-cell>
          <table:table-cell office:value-type="string">
            <text:p>awards/0/items/0/unit/value/amount</text:p>
          </table:table-cell>
          <table:table-cell office:value-type="string">
            <text:p>awards/0/items/0/unit/value/currency</text:p>
          </table:table-cell>
          <table:table-cell office:value-type="string">
            <text:p>awards/0/items/0/unit/uri</text:p>
          </table:table-cell>
        </table:table-row>
      </table:table>
      <table:table table:name="award_items_additionalClassific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items/0/id</text:p>
          </table:table-cell>
          <table:table-cell office:value-type="string">
            <text:p>awards/0/items/0/additionalClassifications/0/scheme</text:p>
          </table:table-cell>
          <table:table-cell office:value-type="string">
            <text:p>awards/0/items/0/additionalClassifications/0/id</text:p>
          </table:table-cell>
          <table:table-cell office:value-type="string">
            <text:p>awards/0/items/0/additionalClassifications/0/description</text:p>
          </table:table-cell>
          <table:table-cell office:value-type="string">
            <text:p>awards/0/items/0/additionalClassifications/0/uri</text:p>
          </table:table-cell>
        </table:table-row>
      </table:table>
      <table:table table:name="award_supplier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suppliers/0/name</text:p>
          </table:table-cell>
          <table:table-cell office:value-type="string">
            <text:p>awards/0/suppliers/0/id</text:p>
          </table:table-cell>
        </table:table-row>
      </table:table>
      <table:table table:name="award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title</text:p>
          </table:table-cell>
          <table:table-cell office:value-type="string">
            <text:p>awards/0/description</text:p>
          </table:table-cell>
          <table:table-cell office:value-type="string">
            <text:p>awards/0/status</text:p>
          </table:table-cell>
          <table:table-cell office:value-type="string">
            <text:p>awards/0/date</text:p>
          </table:table-cell>
          <table:table-cell office:value-type="string">
            <text:p>awards/0/value/amount</text:p>
          </table:table-cell>
          <table:table-cell office:value-type="string">
            <text:p>awards/0/value/currency</text:p>
          </table:table-cell>
          <table:table-cell office:value-type="string">
            <text:p>awards/0/contractPeriod/startDate</text:p>
          </table:table-cell>
          <table:table-cell office:value-type="string">
            <text:p>awards/0/contractPeriod/endDate</text:p>
          </table:table-cell>
          <table:table-cell office:value-type="string">
            <text:p>awards/0/contractPeriod/maxExtentDate</text:p>
          </table:table-cell>
          <table:table-cell office:value-type="string">
            <text:p>awards/0/contractPeriod/durationInDays</text:p>
          </table:table-cell>
        </table:table-row>
      </table:table>
      <table:table table:name="contr_amend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amendments/0/date</text:p>
          </table:table-cell>
          <table:table-cell office:value-type="string">
            <text:p>contracts/0/amendments/0/rationale</text:p>
          </table:table-cell>
          <table:table-cell office:value-type="string">
            <text:p>contracts/0/amendments/0/id</text:p>
          </table:table-cell>
          <table:table-cell office:value-type="string">
            <text:p>contracts/0/amendments/0/description</text:p>
          </table:table-cell>
          <table:table-cell office:value-type="string">
            <text:p>contracts/0/amendments/0/amendsReleaseID</text:p>
          </table:table-cell>
          <table:table-cell office:value-type="string">
            <text:p>contracts/0/amendments/0/releaseID</text:p>
          </table:table-cell>
        </table:table-row>
      </table:table>
      <table:table table:name="contr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documents/0/id</text:p>
          </table:table-cell>
          <table:table-cell office:value-type="string">
            <text:p>contracts/0/documents/0/documentType</text:p>
          </table:table-cell>
          <table:table-cell office:value-type="string">
            <text:p>contracts/0/documents/0/title</text:p>
          </table:table-cell>
          <table:table-cell office:value-type="string">
            <text:p>contracts/0/documents/0/description</text:p>
          </table:table-cell>
          <table:table-cell office:value-type="string">
            <text:p>contracts/0/documents/0/url</text:p>
          </table:table-cell>
          <table:table-cell office:value-type="string">
            <text:p>contracts/0/documents/0/datePublished</text:p>
          </table:table-cell>
          <table:table-cell office:value-type="string">
            <text:p>contracts/0/documents/0/dateModified</text:p>
          </table:table-cell>
          <table:table-cell office:value-type="string">
            <text:p>contracts/0/documents/0/format</text:p>
          </table:table-cell>
          <table:table-cell office:value-type="string">
            <text:p>contracts/0/documents/0/language</text:p>
          </table:table-cell>
        </table:table-row>
      </table:table>
      <table:table table:name="contr_imple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mplementation/documents/0/id</text:p>
          </table:table-cell>
          <table:table-cell office:value-type="string">
            <text:p>contracts/0/implementation/documents/0/documentType</text:p>
          </table:table-cell>
          <table:table-cell office:value-type="string">
            <text:p>contracts/0/implementation/documents/0/title</text:p>
          </table:table-cell>
          <table:table-cell office:value-type="string">
            <text:p>contracts/0/implementation/documents/0/description</text:p>
          </table:table-cell>
          <table:table-cell office:value-type="string">
            <text:p>contracts/0/implementation/documents/0/url</text:p>
          </table:table-cell>
          <table:table-cell office:value-type="string">
            <text:p>contracts/0/implementation/documents/0/datePublished</text:p>
          </table:table-cell>
          <table:table-cell office:value-type="string">
            <text:p>contracts/0/implementation/documents/0/dateModified</text:p>
          </table:table-cell>
          <table:table-cell office:value-type="string">
            <text:p>contracts/0/implementation/documents/0/format</text:p>
          </table:table-cell>
          <table:table-cell office:value-type="string">
            <text:p>contracts/0/implementation/documents/0/language</text:p>
          </table:table-cell>
        </table:table-row>
      </table:table>
      <table:table table:name="contr_imple_mileston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mplementation/milestones/0/id</text:p>
          </table:table-cell>
          <table:table-cell office:value-type="string">
            <text:p>contracts/0/implementation/milestones/0/title</text:p>
          </table:table-cell>
          <table:table-cell office:value-type="string">
            <text:p>contracts/0/implementation/milestones/0/type</text:p>
          </table:table-cell>
          <table:table-cell office:value-type="string">
            <text:p>contracts/0/implementation/milestones/0/description</text:p>
          </table:table-cell>
          <table:table-cell office:value-type="string">
            <text:p>contracts/0/implementation/milestones/0/code</text:p>
          </table:table-cell>
          <table:table-cell office:value-type="string">
            <text:p>contracts/0/implementation/milestones/0/dueDate</text:p>
          </table:table-cell>
          <table:table-cell office:value-type="string">
            <text:p>contracts/0/implementation/milestones/0/dateMet</text:p>
          </table:table-cell>
          <table:table-cell office:value-type="string">
            <text:p>contracts/0/implementation/milestones/0/dateModified</text:p>
          </table:table-cell>
          <table:table-cell office:value-type="string">
            <text:p>contracts/0/implementation/milestones/0/status</text:p>
          </table:table-cell>
        </table:table-row>
      </table:table>
      <table:table table:name="contr_imple_transaction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mplementation/transactions/0/id</text:p>
          </table:table-cell>
          <table:table-cell office:value-type="string">
            <text:p>contracts/0/implementation/transactions/0/source</text:p>
          </table:table-cell>
          <table:table-cell office:value-type="string">
            <text:p>contracts/0/implementation/transactions/0/date</text:p>
          </table:table-cell>
          <table:table-cell office:value-type="string">
            <text:p>contracts/0/implementation/transactions/0/value/amount</text:p>
          </table:table-cell>
          <table:table-cell office:value-type="string">
            <text:p>contracts/0/implementation/transactions/0/value/currency</text:p>
          </table:table-cell>
          <table:table-cell office:value-type="string">
            <text:p>contracts/0/implementation/transactions/0/payer/name</text:p>
          </table:table-cell>
          <table:table-cell office:value-type="string">
            <text:p>contracts/0/implementation/transactions/0/payer/id</text:p>
          </table:table-cell>
          <table:table-cell office:value-type="string">
            <text:p>contracts/0/implementation/transactions/0/payee/name</text:p>
          </table:table-cell>
          <table:table-cell office:value-type="string">
            <text:p>contracts/0/implementation/transactions/0/payee/id</text:p>
          </table:table-cell>
          <table:table-cell office:value-type="string">
            <text:p>contracts/0/implementation/transactions/0/uri</text:p>
          </table:table-cell>
        </table:table-row>
      </table:table>
      <table:table table:name="contr_item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tems/0/id</text:p>
          </table:table-cell>
          <table:table-cell office:value-type="string">
            <text:p>contracts/0/items/0/description</text:p>
          </table:table-cell>
          <table:table-cell office:value-type="string">
            <text:p>contracts/0/items/0/classification/scheme</text:p>
          </table:table-cell>
          <table:table-cell office:value-type="string">
            <text:p>contracts/0/items/0/classification/id</text:p>
          </table:table-cell>
          <table:table-cell office:value-type="string">
            <text:p>contracts/0/items/0/classification/description</text:p>
          </table:table-cell>
          <table:table-cell office:value-type="string">
            <text:p>contracts/0/items/0/classification/uri</text:p>
          </table:table-cell>
          <table:table-cell office:value-type="string">
            <text:p>contracts/0/items/0/quantity</text:p>
          </table:table-cell>
          <table:table-cell office:value-type="string">
            <text:p>contracts/0/items/0/unit/scheme</text:p>
          </table:table-cell>
          <table:table-cell office:value-type="string">
            <text:p>contracts/0/items/0/unit/id</text:p>
          </table:table-cell>
          <table:table-cell office:value-type="string">
            <text:p>contracts/0/items/0/unit/name</text:p>
          </table:table-cell>
          <table:table-cell office:value-type="string">
            <text:p>contracts/0/items/0/unit/value/amount</text:p>
          </table:table-cell>
          <table:table-cell office:value-type="string">
            <text:p>contracts/0/items/0/unit/value/currency</text:p>
          </table:table-cell>
          <table:table-cell office:value-type="string">
            <text:p>contracts/0/items/0/unit/uri</text:p>
          </table:table-cell>
        </table:table-row>
      </table:table>
      <table:table table:name="contr_items_additionalClassific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tems/0/id</text:p>
          </table:table-cell>
          <table:table-cell office:value-type="string">
            <text:p>contracts/0/items/0/additionalClassifications/0/scheme</text:p>
          </table:table-cell>
          <table:table-cell office:value-type="string">
            <text:p>contracts/0/items/0/additionalClassifications/0/id</text:p>
          </table:table-cell>
          <table:table-cell office:value-type="string">
            <text:p>contracts/0/items/0/additionalClassifications/0/description</text:p>
          </table:table-cell>
          <table:table-cell office:value-type="string">
            <text:p>contracts/0/items/0/additionalClassifications/0/uri</text:p>
          </table:table-cell>
        </table:table-row>
      </table:table>
      <table:table table:name="contr_mileston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milestones/0/id</text:p>
          </table:table-cell>
          <table:table-cell office:value-type="string">
            <text:p>contracts/0/milestones/0/title</text:p>
          </table:table-cell>
          <table:table-cell office:value-type="string">
            <text:p>contracts/0/milestones/0/type</text:p>
          </table:table-cell>
          <table:table-cell office:value-type="string">
            <text:p>contracts/0/milestones/0/description</text:p>
          </table:table-cell>
          <table:table-cell office:value-type="string">
            <text:p>contracts/0/milestones/0/code</text:p>
          </table:table-cell>
          <table:table-cell office:value-type="string">
            <text:p>contracts/0/milestones/0/dueDate</text:p>
          </table:table-cell>
          <table:table-cell office:value-type="string">
            <text:p>contracts/0/milestones/0/dateMet</text:p>
          </table:table-cell>
          <table:table-cell office:value-type="string">
            <text:p>contracts/0/milestones/0/dateModified</text:p>
          </table:table-cell>
          <table:table-cell office:value-type="string">
            <text:p>contracts/0/milestones/0/status</text:p>
          </table:table-cell>
        </table:table-row>
      </table:table>
      <table:table table:name="contr_relatedProcess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relatedProcesses/0/id</text:p>
          </table:table-cell>
          <table:table-cell office:value-type="string">
            <text:p>contracts/0/relatedProcesses/0/relationship</text:p>
          </table:table-cell>
          <table:table-cell office:value-type="string">
            <text:p>contracts/0/relatedProcesses/0/title</text:p>
          </table:table-cell>
          <table:table-cell office:value-type="string">
            <text:p>contracts/0/relatedProcesses/0/scheme</text:p>
          </table:table-cell>
          <table:table-cell office:value-type="string">
            <text:p>contracts/0/relatedProcesses/0/identifier</text:p>
          </table:table-cell>
          <table:table-cell office:value-type="string">
            <text:p>contracts/0/relatedProcesses/0/uri</text:p>
          </table:table-cell>
        </table:table-row>
      </table:table>
      <table:table table:name="contrac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awardID</text:p>
          </table:table-cell>
          <table:table-cell office:value-type="string">
            <text:p>contracts/0/title</text:p>
          </table:table-cell>
          <table:table-cell office:value-type="string">
            <text:p>contracts/0/description</text:p>
          </table:table-cell>
          <table:table-cell office:value-type="string">
            <text:p>contracts/0/status</text:p>
          </table:table-cell>
          <table:table-cell office:value-type="string">
            <text:p>contracts/0/period/startDate</text:p>
          </table:table-cell>
          <table:table-cell office:value-type="string">
            <text:p>contracts/0/period/endDate</text:p>
          </table:table-cell>
          <table:table-cell office:value-type="string">
            <text:p>contracts/0/period/maxExtentDate</text:p>
          </table:table-cell>
          <table:table-cell office:value-type="string">
            <text:p>contracts/0/period/durationInDays</text:p>
          </table:table-cell>
          <table:table-cell office:value-type="string">
            <text:p>contracts/0/value/amount</text:p>
          </table:table-cell>
          <table:table-cell office:value-type="string">
            <text:p>contracts/0/value/currency</text:p>
          </table:table-cell>
          <table:table-cell office:value-type="string">
            <text:p>contracts/0/dateSigned</text:p>
          </table:table-cell>
        </table:table-row>
      </table:table>
      <table:table table:name="parti_additionalIdentifier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parties/0/id</text:p>
          </table:table-cell>
          <table:table-cell office:value-type="string">
            <text:p>parties/0/additionalIdentifiers/0/scheme</text:p>
          </table:table-cell>
          <table:table-cell office:value-type="string">
            <text:p>parties/0/additionalIdentifiers/0/id</text:p>
          </table:table-cell>
          <table:table-cell office:value-type="string">
            <text:p>parties/0/additionalIdentifiers/0/legalName</text:p>
          </table:table-cell>
          <table:table-cell office:value-type="string">
            <text:p>parties/0/additionalIdentifiers/0/uri</text:p>
          </table:table-cell>
        </table:table-row>
      </table:table>
      <table:table table:name="parti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parties/0/name</text:p>
          </table:table-cell>
          <table:table-cell office:value-type="string">
            <text:p>parties/0/id</text:p>
          </table:table-cell>
          <table:table-cell office:value-type="string">
            <text:p>parties/0/identifier/scheme</text:p>
          </table:table-cell>
          <table:table-cell office:value-type="string">
            <text:p>parties/0/identifier/id</text:p>
          </table:table-cell>
          <table:table-cell office:value-type="string">
            <text:p>parties/0/identifier/legalName</text:p>
          </table:table-cell>
          <table:table-cell office:value-type="string">
            <text:p>parties/0/identifier/uri</text:p>
          </table:table-cell>
          <table:table-cell office:value-type="string">
            <text:p>parties/0/address/streetAddress</text:p>
          </table:table-cell>
          <table:table-cell office:value-type="string">
            <text:p>parties/0/address/locality</text:p>
          </table:table-cell>
          <table:table-cell office:value-type="string">
            <text:p>parties/0/address/region</text:p>
          </table:table-cell>
          <table:table-cell office:value-type="string">
            <text:p>parties/0/address/postalCode</text:p>
          </table:table-cell>
          <table:table-cell office:value-type="string">
            <text:p>parties/0/address/countryName</text:p>
          </table:table-cell>
          <table:table-cell office:value-type="string">
            <text:p>parties/0/contactPoint/name</text:p>
          </table:table-cell>
          <table:table-cell office:value-type="string">
            <text:p>parties/0/contactPoint/email</text:p>
          </table:table-cell>
          <table:table-cell office:value-type="string">
            <text:p>parties/0/contactPoint/telephone</text:p>
          </table:table-cell>
          <table:table-cell office:value-type="string">
            <text:p>parties/0/contactPoint/faxNumber</text:p>
          </table:table-cell>
          <table:table-cell office:value-type="string">
            <text:p>parties/0/contactPoint/url</text:p>
          </table:table-cell>
          <table:table-cell office:value-type="string">
            <text:p>parties/0/roles</text:p>
          </table:table-cell>
        </table:table-row>
      </table:table>
      <table:table table:name="plann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planning/documents/0/id</text:p>
          </table:table-cell>
          <table:table-cell office:value-type="string">
            <text:p>planning/documents/0/documentType</text:p>
          </table:table-cell>
          <table:table-cell office:value-type="string">
            <text:p>planning/documents/0/title</text:p>
          </table:table-cell>
          <table:table-cell office:value-type="string">
            <text:p>planning/documents/0/description</text:p>
          </table:table-cell>
          <table:table-cell office:value-type="string">
            <text:p>planning/documents/0/url</text:p>
          </table:table-cell>
          <table:table-cell office:value-type="string">
            <text:p>planning/documents/0/datePublished</text:p>
          </table:table-cell>
          <table:table-cell office:value-type="string">
            <text:p>planning/documents/0/dateModified</text:p>
          </table:table-cell>
          <table:table-cell office:value-type="string">
            <text:p>planning/documents/0/format</text:p>
          </table:table-cell>
          <table:table-cell office:value-type="string">
            <text:p>planning/documents/0/language</text:p>
          </table:table-cell>
        </table:table-row>
      </table:table>
      <table:table table:name="plann_mileston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planning/milestones/0/id</text:p>
          </table:table-cell>
          <table:table-cell office:value-type="string">
            <text:p>planning/milestones/0/title</text:p>
          </table:table-cell>
          <table:table-cell office:value-type="string">
            <text:p>planning/milestones/0/type</text:p>
          </table:table-cell>
          <table:table-cell office:value-type="string">
            <text:p>planning/milestones/0/description</text:p>
          </table:table-cell>
          <table:table-cell office:value-type="string">
            <text:p>planning/milestones/0/code</text:p>
          </table:table-cell>
          <table:table-cell office:value-type="string">
            <text:p>planning/milestones/0/dueDate</text:p>
          </table:table-cell>
          <table:table-cell office:value-type="string">
            <text:p>planning/milestones/0/dateMet</text:p>
          </table:table-cell>
          <table:table-cell office:value-type="string">
            <text:p>planning/milestones/0/dateModified</text:p>
          </table:table-cell>
          <table:table-cell office:value-type="string">
            <text:p>planning/milestones/0/status</text:p>
          </table:table-cell>
        </table:table-row>
      </table:table>
      <table:table table:name="relatedProcess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relatedProcesses/0/id</text:p>
          </table:table-cell>
          <table:table-cell office:value-type="string">
            <text:p>relatedProcesses/0/relationship</text:p>
          </table:table-cell>
          <table:table-cell office:value-type="string">
            <text:p>relatedProcesses/0/title</text:p>
          </table:table-cell>
          <table:table-cell office:value-type="string">
            <text:p>relatedProcesses/0/scheme</text:p>
          </table:table-cell>
          <table:table-cell office:value-type="string">
            <text:p>relatedProcesses/0/identifier</text:p>
          </table:table-cell>
          <table:table-cell office:value-type="string">
            <text:p>relatedProcesses/0/uri</text:p>
          </table:table-cell>
        </table:table-row>
      </table:table>
      <table:table table:name="tende_amend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amendments/0/date</text:p>
          </table:table-cell>
          <table:table-cell office:value-type="string">
            <text:p>tender/amendments/0/rationale</text:p>
          </table:table-cell>
          <table:table-cell office:value-type="string">
            <text:p>tender/amendments/0/id</text:p>
          </table:table-cell>
          <table:table-cell office:value-type="string">
            <text:p>tender/amendments/0/description</text:p>
          </table:table-cell>
          <table:table-cell office:value-type="string">
            <text:p>tender/amendments/0/amendsReleaseID</text:p>
          </table:table-cell>
          <table:table-cell office:value-type="string">
            <text:p>tender/amendments/0/releaseID</text:p>
          </table:table-cell>
        </table:table-row>
      </table:table>
      <table:table table:name="tende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documents/0/id</text:p>
          </table:table-cell>
          <table:table-cell office:value-type="string">
            <text:p>tender/documents/0/documentType</text:p>
          </table:table-cell>
          <table:table-cell office:value-type="string">
            <text:p>tender/documents/0/title</text:p>
          </table:table-cell>
          <table:table-cell office:value-type="string">
            <text:p>tender/documents/0/description</text:p>
          </table:table-cell>
          <table:table-cell office:value-type="string">
            <text:p>tender/documents/0/url</text:p>
          </table:table-cell>
          <table:table-cell office:value-type="string">
            <text:p>tender/documents/0/datePublished</text:p>
          </table:table-cell>
          <table:table-cell office:value-type="string">
            <text:p>tender/documents/0/dateModified</text:p>
          </table:table-cell>
          <table:table-cell office:value-type="string">
            <text:p>tender/documents/0/format</text:p>
          </table:table-cell>
          <table:table-cell office:value-type="string">
            <text:p>tender/documents/0/language</text:p>
          </table:table-cell>
        </table:table-row>
      </table:table>
      <table:table table:name="tende_item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items/0/id</text:p>
          </table:table-cell>
          <table:table-cell office:value-type="string">
            <text:p>tender/items/0/description</text:p>
          </table:table-cell>
          <table:table-cell office:value-type="string">
            <text:p>tender/items/0/classification/scheme</text:p>
          </table:table-cell>
          <table:table-cell office:value-type="string">
            <text:p>tender/items/0/classification/id</text:p>
          </table:table-cell>
          <table:table-cell office:value-type="string">
            <text:p>tender/items/0/classification/description</text:p>
          </table:table-cell>
          <table:table-cell office:value-type="string">
            <text:p>tender/items/0/classification/uri</text:p>
          </table:table-cell>
          <table:table-cell office:value-type="string">
            <text:p>tender/items/0/quantity</text:p>
          </table:table-cell>
          <table:table-cell office:value-type="string">
            <text:p>tender/items/0/unit/scheme</text:p>
          </table:table-cell>
          <table:table-cell office:value-type="string">
            <text:p>tender/items/0/unit/id</text:p>
          </table:table-cell>
          <table:table-cell office:value-type="string">
            <text:p>tender/items/0/unit/name</text:p>
          </table:table-cell>
          <table:table-cell office:value-type="string">
            <text:p>tender/items/0/unit/value/amount</text:p>
          </table:table-cell>
          <table:table-cell office:value-type="string">
            <text:p>tender/items/0/unit/value/currency</text:p>
          </table:table-cell>
          <table:table-cell office:value-type="string">
            <text:p>tender/items/0/unit/uri</text:p>
          </table:table-cell>
        </table:table-row>
      </table:table>
      <table:table table:name="tende_items_additionalClassific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items/0/id</text:p>
          </table:table-cell>
          <table:table-cell office:value-type="string">
            <text:p>tender/items/0/additionalClassifications/0/scheme</text:p>
          </table:table-cell>
          <table:table-cell office:value-type="string">
            <text:p>tender/items/0/additionalClassifications/0/id</text:p>
          </table:table-cell>
          <table:table-cell office:value-type="string">
            <text:p>tender/items/0/additionalClassifications/0/description</text:p>
          </table:table-cell>
          <table:table-cell office:value-type="string">
            <text:p>tender/items/0/additionalClassifications/0/uri</text:p>
          </table:table-cell>
        </table:table-row>
      </table:table>
      <table:table table:name="tende_mileston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milestones/0/id</text:p>
          </table:table-cell>
          <table:table-cell office:value-type="string">
            <text:p>tender/milestones/0/title</text:p>
          </table:table-cell>
          <table:table-cell office:value-type="string">
            <text:p>tender/milestones/0/type</text:p>
          </table:table-cell>
          <table:table-cell office:value-type="string">
            <text:p>tender/milestones/0/description</text:p>
          </table:table-cell>
          <table:table-cell office:value-type="string">
            <text:p>tender/milestones/0/code</text:p>
          </table:table-cell>
          <table:table-cell office:value-type="string">
            <text:p>tender/milestones/0/dueDate</text:p>
          </table:table-cell>
          <table:table-cell office:value-type="string">
            <text:p>tender/milestones/0/dateMet</text:p>
          </table:table-cell>
          <table:table-cell office:value-type="string">
            <text:p>tender/milestones/0/dateModified</text:p>
          </table:table-cell>
          <table:table-cell office:value-type="string">
            <text:p>tender/milestones/0/status</text:p>
          </table:table-cell>
        </table:table-row>
      </table:table>
      <table:table table:name="tende_tenderer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tenderers/0/name</text:p>
          </table:table-cell>
          <table:table-cell office:value-type="string">
            <text:p>tender/tenderers/0/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